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21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'Arial Black'" style:font-family-generic="swiss" style:font-pitch="variable" fo:font-size="72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Światłość dnia,</text:span><text:span text:style-name="T1"><text:line-break/></text:span><text:span text:style-name="T1">wszedłeś w moje ciemności</text:span><text:span text:style-name="T1"><text:line-break/></text:span><text:span text:style-name="T1">Dałeś mi wzrok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abym mógł widzieć</text:span><text:span text:style-name="T1"><text:line-break/></text:span><text:span text:style-name="T1">Twą twarz</text:span><text:span text:style-name="T1"><text:line-break/></text:span><text:span text:style-name="T1">i spojrzenie miłości,</text:span><text:span text:style-name="T1"><text:line-break/></text:span><text:span text:style-name="T1">w którym</text:span><text:span text:style-name="T1"><text:line-break/></text:span><text:span text:style-name="T1">roztapiasz mój strach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Ty czasów Król,</text:span><text:span text:style-name="T1"><text:line-break/></text:span><text:span text:style-name="T1">Wywyższony na wieki</text:span><text:span text:style-name="T1"><text:line-break/></text:span><text:span text:style-name="T1">Jaśnieje w Niebie</text:span><text:span text:style-name="T1"><text:line-break/></text:span><text:span text:style-name="T1">Twój Tr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szedłeś na ziemię,</text:span><text:span text:style-name="T1"><text:line-break/></text:span><text:span text:style-name="T1">by stać się człowiekiem,</text:span><text:span text:style-name="T1"><text:line-break/></text:span><text:span text:style-name="T1">by rajem stał się</text:span><text:span text:style-name="T1"><text:line-break/></text:span><text:span text:style-name="T1">mój do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I niczym nie odpłacę się,</text:span><text:span text:style-name="T1"><text:line-break/></text:span><text:span text:style-name="T1">Za miłość Twą</text:span><text:span text:style-name="T1"><text:line-break/></text:span><text:span text:style-name="T1">i za Twój Krzyż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Jestem tu by wielbić,</text:span><text:span text:style-name="T1"><text:line-break/></text:span><text:span text:style-name="T1">by oddawać chwałę</text:span><text:span text:style-name="T1"><text:line-break/></text:span><text:span text:style-name="T1">Jestem tu by wyznać:</text:span><text:span text:style-name="T1"><text:line-break/></text:span><text:span text:style-name="T1">To mój Bóg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obry i łaskawy,</text:span><text:span text:style-name="T1"><text:line-break/></text:span><text:span text:style-name="T1">cały tak wspaniały</text:span><text:span text:style-name="T1"><text:line-break/></text:span><text:span text:style-name="T1">Ponad wszystko</text:span><text:span text:style-name="T1"><text:line-break/></text:span><text:span text:style-name="T1">cenny dla mnie jes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9T18:32:14</meta:creation-date>
    <dc:date>2014-05-23T21:44:37.36</dc:date>
    <dc:language>en-US</dc:language>
    <meta:editing-cycles>19</meta:editing-cycles>
    <meta:editing-duration>PT35M55S</meta:editing-duration>
    <meta:document-statistic meta:object-count="54"/>
    <meta:user-defined meta:name="Info 1"/>
    <meta:user-defined meta:name="Info 2"/>
    <meta:user-defined meta:name="Info 3"/>
    <meta:user-defined meta:name="Info 4"/>
  </office:meta>
</office:document-meta>
</file>